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оно_20_и_20_каждая_20_его_20_часть_20_это_20_я">
      <style:table-properties table:display="true" style:writing-mode="lr-tb"/>
    </style:style>
    <style:style style:name="ta22" style:family="table" style:master-page-name="что_20_оно_20_и_20_каждая_20_его_20_часть_20_видит_20_во_20_мне">
      <style:table-properties table:display="true" style:writing-mode="lr-tb"/>
    </style:style>
    <style:style style:name="ta23" style:family="table" style:master-page-name="Default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Gnumeric-default">
      <style:table-cell-properties fo:background-color="#ffffff"/>
    </style:style>
    <style:style style:name="ce1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1">
          <table:table-cell table:style-name="ce8" office:value-type="string" calcext:value-type="string">
            <text:p>Так. С чего начать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10"/>
        <table:table-column table:style-name="co1" table:number-columns-repeated="1023" table:default-cell-style-name="ce10"/>
        <table:table-row table:style-name="ro1">
          <table:table-cell table:style-name="ce8" office:value-type="string" calcext:value-type="string">
            <text:p>ЧТО я вижу по этому поводу в своей фаз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шнурки забыл. Щас. Погод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о жопы. Я не понял как оно должно быть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 а почему тогда начал? Надо было нарисовать чтоли хз. Ладно. Поехали дальше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0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10"/>
        <table:table-column table:style-name="co1" table:number-columns-repeated="1023" table:default-cell-style-name="ce10"/>
        <table:table-row table:style-name="ro1">
          <table:table-cell table:style-name="ce8" office:value-type="string" calcext:value-type="string">
            <text:p>Что я колдую?</text:p>
          </table:table-cell>
          <table:table-cell table:style-name="ce12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Что затрагивает эту задачу?</text:p>
          </table:table-cell>
          <table:table-cell table:style-name="ce12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Моя гипотеза, почему этот вопрос важен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ичего. Я хочу проснуться и увидеть прогресс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огда пункты по порядку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либо хочешь продавай фуфло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ты можешь сейчас сделать чтоб сделать себе хорошо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ичего. Почесать задницу блин. Посмотреть порево на большом экране. Ничего полезного. Я хочу перешнуровать шнурки как было. И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хз. Хочу закончить стирать противогаз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чу … продать ноутбук чтоб больше его не виде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чу… я думал я закончу колдовство и получу ответ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з. не знаю. Я думал колдовства больше не будет. А оказалось это рука которой я не умею пользоватьс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еперь вроде научился но не могу начать ни один проект. И закончи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хочу посрать. Но не хочу уходить из комнат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чу но не хочу. Постоянный выбор такого тип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ок давай так что бы ты делал если б жил один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ыставил что-то на продажу. И начал бы ресёрч причин болезней. Для начала. А там бы посмотре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у так вперёд. Видишь. Не всё так плохо. Круг даже незнание с чего начать решает. Браво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9" office:value-type="string" calcext:value-type="string">
            <text:p>Примеры сегодняшних коэффициентов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х3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 2014м был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х7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на 2020й год (долго не программировал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защитный механизм от быдла которое бьёт тебя что бы ты не дела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видишь. Ты всегда знаешь что дела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осто ты бьёшь себя по рукам пока не запутаешьс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ди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угу. Ты хочешь начинать только гениальные мысли. Ты не привык жить в мире в котором идеальных гениальных мыслей не существуе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существуют только те которые доведены до конц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ак оценить идеальная мысль или н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от сейчас. Ты начал со ступора. Чисто брейнсторм. И эот уже изменило твою жизнь. Хотя ты даже не начал работа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ди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3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table:number-columns-repeated="128"/>
          <table:table-cell table:number-columns-repeated="896"/>
        </table:table-row>
        <table:table-row table:style-name="ro2">
          <table:table-cell table:style-name="ce12" office:value-type="string" calcext:value-type="string">
            <text:p>ну я проснулся после полуфазы. После ночи раздумий над своей жизнью. Вернулся в этот мир из волшебного мира. И… заступорился, не знаю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погоди пойду посру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короче. У тебя нету плана на завтра. Или был?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был. Но в последний час всё потеряло смысл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короче. Ты бил себя по рукам. И на основании этого строил планы. А вчера перестал. И теперь не имеешь новых планов. Но ты их создал. Продавать вещи. И ресёрчить.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20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д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бсудили уж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сточник – битьё что бы я не дела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жет даже надо бить в ответ. А не красить углы в которые меня загнал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у меня первая картинка – швырнуть в неё эту щётку от шерст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от вот. Наконец-то здоровые реакции. Лады. Тут всё. Иди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бсудил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е делать ничего чтоб не били что бы я не дела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тупор. Короче. Эта проблема меня десятилетиями мучала. И я это вылечил сегодня. Браво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бсудили. Битьё что бы я не делал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у...этот круг помог. А кроме этого… я не знаю. За мастурбацию меня вроде не бьют. А что ещё…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за деланье того что делает она не бьют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.е. всё сводится к тому чтоб достигать нужные мне цели но делать вид что я достигаю нужные ей цели теми методами которые она используе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браво. Пошла она нахуй. Я не буду делать вид что я вышиваю когда я кручу гайку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ой перманентный вред нанесённый мне оно реша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красить углы. Загнанный в угол чувак красит углы в которые его загнали. да. Есть такое. Но кстати. Это то что ты щас сделал – это тоже покраска угл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.е. круг указывает, ЧТО надо красить, а из ЧЕГО (из каких углов) надо выбиратьс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руги короче. Ты всё верно сделал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тупор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её страх что мир меняется без её вол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то кто-то может совершенствоваться без её вклад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на ж типа “учитель” головного мозг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на думает что все люди которые знают немецкий или латынь в её окружении – знают его благодаря ей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де факто просто кидает им чужие упражнения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по сути оно удовлетворяет аналогичный страх во всех людях мир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сех людей мира которые боятся перемен я толкаю выше себ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ем что стою на мест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воим ступоро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.е. они плывут по течению внутри декораци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я…. а я булыжник который “нихера не сделал”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 мире людей которые обвиняют что бы я не сдела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расцветание задай вопрос тоже. И тогда посмотри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от. 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 это повторение делает меня лучш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у.. я учусь делать это на расстоянии. Типа делать это за бугром и радоваться от того что оно там ес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одно из изменени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не уверен. Я ведь это тут дела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роче учит планировать так, чтоб потом было неважно ГДЕ я это сделаю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аучило круги короче дела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очнее я вырос из этой клетки научившись длать круги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8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школа где-т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бля мне хочется себя тогдашнего обнять…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БЛАГОДАРНО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римеры благодарност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его (предмет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его существовани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он(о) даё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х кто мне что либо даёт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мне приходит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х ради кого оно создаётся поддерживается и защищает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ради чего оно создаётся поддерживается и защищает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возможно ещё некоторые виды из вопросника самоанализ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круги это апогей выхода из этого короче. Тут всё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пассивного человек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икто там не увидит что у тебя внутри в голов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акие у тебя знания и демон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ничего не делаешь. И это единственное что для них важн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роче. Продавай свои значки и всё что ты там хоте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отому что когда ты что-то делаешь – оно на тебя орёт что ты нихера не делаешь (из-за страха что мир меняется без её ведома), и ты перестаёшь что либо делать а она думает что была прав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иметь в доме надо только тех блядей которые тебя вдохновляют. Которые если ты сегодня сделал одно дело – завтра вдохновят тебя сделать второ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у тебя это было на расстоянии. В доме никогда. но.. порнуха разве что выполняла эту рол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короче. Тык тык тык. Давай. Ты знаешь что вопросник помогает. Больше мне нечего добавить. Тебе надо на модем заработать и тогда всё будет чики пуки. Ноутбук вначале поставь. Заново. Вдруг реально продастся. А хотя ладно. Хлам похер с какой стороны кучи начать разгребать. Начинай оттуда откуда ближе. Что ты уже сделал? Посмотришь короче. Ноутбук значки и т.п. там посмотрим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оно и каждая его часть это я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Увидеть, что оно, и каждая его часть - это 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тупор. Разобрались. Когда делать и не делать имеют равные ценности. И противоположные результаты дающие в корне одну и ту же цель. Добро мамы. Угу. Ты убрал это тем что проанализировал что бы ты делал если б был один в хате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Увидеть, что оно и каждая его часть видит во мн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хозяин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л “скажи что нам делать, мы поможем”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я такой поддержки не испытывал никогд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. скажи. Мы справимся. Говор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мотрите чуваки. Мне надо вернуть все ресёрчи которые мы с вами сделали. И надо юзать круги. И создавать круги. т.е. у меня есть круг продажи барахла. Я готов его поставить первым или вторым в приоритете. Но глобально мне просто надо бабки. И поменьше трат времени на маразм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т.е. исполнение круга это отдельная тема так? Давай знаешь что.. давай мы будем брать просто вещи с любых полок и выставлять их. Поможем тебе побыстрее очистить хату. Идё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(киваю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кжи эт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идёт. Я понимаю что ступор вызывал уход от вас. а. И это. Минимизируйте плиз печать. А то у меня пальцы больны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без б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3">
        <office:forms form:automatic-focus="false" form:apply-design-mode="false"/>
        <table:table-column table:style-name="co1" table:number-columns-repeated="1024" table:default-cell-style-name="ce10"/>
        <table:table-row table:style-name="ro2">
          <table:table-cell table:style-name="ce17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ачни с пол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каждую вещь. Отдельн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хорошо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ладно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к браво. Ты выполнил пункт “ставить все вещи вокруг себя”. Круто. Всё. Мы не против начать с этого. Давай. Поехали.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3">
        <office:forms form:automatic-focus="false" form:apply-design-mode="false"/>
        <table:table-column table:style-name="co19" table:default-cell-style-name="ce10"/>
        <table:table-column table:style-name="co1" table:number-columns-repeated="1023" table:default-cell-style-name="ce10"/>
        <table:table-row table:style-name="ro2">
          <table:table-cell table:style-name="ce16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office:value-type="string" calcext:value-type="string">
            <text:p>всё супер. С пола перейдём в шкаф. Со шкафа в диван. С дивана в то что на шкафу. Вычистим комнату и пойдём в следующую. Или принесём отттуда сюд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ладно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к. отлично. Давай поехали. Мы готовы. В полной боевой готовности.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сделать чтоб оно увидело во мне и всех моих частях себ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искал защиту. Я показал тебе. Прибыль можно иметь с чего угодно. Так что вполне можно начать с того что под ногам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иди. Пока что твоей защитой будет её незнание чем ты занимаешься. А там посмотрим. Вернёшься в ресёрчи быстрее чем ты думаешь. И главное – больше не будешь себе из-за них вреди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к. постараюсь. А как вы обьясните что раньше я эти ресёрчи делал не меняя эту кучу хлама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игилизмом. Ты делал вид что их нет. Вспомни своё отношение к твоему старому балкону. Вот типа красивый и т.п. потом когда сделал реально красивый офигел в каком жил дерьм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инцип тот же когда ты думал что у тебя есть татуха а потом её сделал и офигел мол вот что такое когда она ЕС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т.е. 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.е. ты был умне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эм… ну так это надо вернуть наверно да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был тренерован. В экстримальных условиях. Кнутами. Без пряников. В течении 25 лет. Умнее это не было в качестве комплимента использован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Умнее – в том плане что ты видел пользу в том чтоб решать те части задач которые можешь. А остальные бросить на произволяще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ейчас ты начинаешь с тех которые повторятся что бы ты не делал. т.е. ты не хочешь развивать мозги на постоянное ограждение от вещей которые постоянно существуют. И это правильно. Но более туп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чешь мы вернём тот ресурс. Но делай по сегодняшним меркам. Начинай с себ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к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иди. 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ока ты работаешь какая-то шлюха разьедает тебе мозги. Не будет больше этого. До свиданья. Почищу всё. От угла до угла. И выставлю. Хвати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кей ладно иди дальше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06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это сделал сделав вопросник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разложенные по углам вещи надо убрать первыми. Ты начинаешь с тех которые видел. А надо с тех которые мешают. Иди. 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3">
          <table:table-cell table:style-name="ce8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12" table:number-columns-repeated="255"/>
          <table:table-cell table:number-columns-repeated="768"/>
        </table:table-row>
        <table:table-row table:style-name="ro4">
          <table:table-cell table:style-name="ce9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Человек-массовк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леовек-декораци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настолько больше чем просто это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понял что делать. Тут всё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Расцветаю что бы я не сделал и не подумал" table:style-name="ta23">
        <office:forms form:automatic-focus="false" form:apply-design-mode="false"/>
        <table:table-column table:style-name="co1" table:number-columns-repeated="1024" table:default-cell-style-name="ce10"/>
        <table:table-row table:style-name="ro2">
          <table:table-cell office:value-type="string" calcext:value-type="string">
            <text:p>Расцветаю (я и все остальные) какие <text:s/>бы мысли и действия я не сделал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угу. Давай. Поехали.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10"/>
        <table:table-column table:style-name="co1" table:number-columns-repeated="1023" table:default-cell-style-name="ce10"/>
        <table:table-row table:style-name="ro5">
          <table:table-cell table:style-name="ce14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быть главнее главного. Ты решил это анализом вещей и рано или поздно наткнёшься на то почему те или иные вещи тебя на это толкаю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знаю почему. Потому что сервизы и т.п. я анализирова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браво. Но начни со своей комнаты. Встань на поток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боюсь чтоб ты не начал себе вреди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создавать снова ступор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может его уже и не буде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авай штук 10 вещей решим из твоей комнаты а там посмотри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к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моя гипотеза что этот вопрос важен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воё ЧСВ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“я выше сергея виноградова!”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“я командую сергеем виноградовым”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икинь если б Том Круз делал всё что ты скажеш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ут то же само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аркотик. Он попустится. Делай. 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7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ЭТА ПРОБЛЕМА реша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битьё со всех сторон за любые действия. Решено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 детстве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ЭТА ПРОБЛЕМА колду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тебе так скажу. По закону парето я бы начал с самых больших сгустков куч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 того что вываливается с полок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начал со значков и правильно сделал. Они перекладывались с места на мест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ты не закончи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ачни с пола а потом начнёшь делать значк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к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опросник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13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а может даже в музей эту вещь дать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а так хоть отобью вложенные деньги.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21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12" office:value-type="string" calcext:value-type="string">
            <text:p>Пока что я тут ничего писать не буду потому что время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По этому не знаю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22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0:59:34.847953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</meta:editing-cycles>
    <meta:editing-duration>PT1H14M55S</meta:editing-duration>
    <meta:generator>LibreOffice/6.0.7.3$Linux_X86_64 LibreOffice_project/00m0$Build-3</meta:generator>
    <dc:title>Стандартный Вопросник</dc:title>
    <meta:creation-date>2020-04-20T10:59:39.996305330</meta:creation-date>
    <dc:date>2020-04-20T12:14:37.967104799</dc:date>
    <meta:document-statistic meta:table-count="37" meta:cell-count="243" meta:object-count="0"/>
    <meta:template xlink:type="simple" xlink:actuate="onRequest" xlink:title="Стандартный Вопросник" xlink:href="../../../../Templates/Стандартный%20Вопросник1.ots" meta:date="2020-04-20T10:59:36.222257360"/>
  </office:meta>
</office:document-meta>
</file>